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  <style:style style:name="P29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9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61" style:parent-style-name="Normal" style:list-style-name="LFO30" style:family="paragraph"/>
    <style:style style:name="T2962" style:parent-style-name="DefaultParagraphFont" style:family="text">
      <style:text-properties fo:font-weight="bold" style:font-weight-asian="bold" style:font-weight-complex="bold"/>
    </style:style>
    <style:style style:name="P2963" style:parent-style-name="Normal" style:list-style-name="LFO30" style:family="paragraph"/>
    <style:style style:name="P2964" style:parent-style-name="Normal" style:list-style-name="LFO30" style:family="paragraph"/>
    <style:style style:name="P296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P2946"><text:span text:style-name="T2947">int</text:span><text:span text:style-name="T2948"><text:s/>a;</text:span></text:p>
      <text:p text:style-name="P2949"><text:span text:style-name="T2950">scanf</text:span><text:span text:style-name="T2951">(</text:span><text:span text:style-name="T2952">"</text:span><text:span text:style-name="T2953">%d</text:span><text:span text:style-name="T2954">"</text:span><text:span text:style-name="T2955">,<text:s/></text:span><text:span text:style-name="T2956">&amp;</text:span><text:span text:style-name="T2957">a</text:span><text:span text:style-name="T2958">);</text:span><text:span text:style-name="T2959"><text:s/> // Reads an integer and stores it in variable 'a'</text:span></text:p>
      <text:p text:style-name="P2960"/>
      <text:list text:style-name="LFO30" text:continue-numbering="true">
        <text:list-item>
          <text:p text:style-name="P2961"><text:span text:style-name="T2962">When to Use</text:span>:</text:p>
          <text:list text:continue-numbering="true">
            <text:list-item>
              <text:p text:style-name="P2963">Use printf() when you want to display information to the user.</text:p>
            </text:list-item>
            <text:list-item>
              <text:p text:style-name="P2964">Use scanf() when you want to take input from the user.</text:p>
            </text:list-item>
          </text:list>
        </text:list-item>
      </text:list>
      <text:p text:style-name="P2965">C) Write the Output When a User Enters a = 2</text:p>
      <text:p text:style-name="Normal">When the user enters 2, the program will display the following output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2:00Z</dc:date>
    <meta:template xlink:href="Normal" xlink:type="simple"/>
    <meta:editing-cycles>79</meta:editing-cycles>
    <meta:editing-duration>PT4080S</meta:editing-duration>
    <meta:document-statistic meta:page-count="25" meta:paragraph-count="49" meta:word-count="3727" meta:character-count="24926" meta:row-count="177" meta:non-whitespace-character-count="21248"/>
  </office:meta>
</office:document-meta>
</file>